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2.76389in" style:font-size-asian="2.76389in" style:font-size-complex="2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2.76389in" style:font-size-asian="2.76389in" style:font-size-complex="2.7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draw:style-name="a381" draw:name="Picture 2" svg:x="3.36979in" svg:y="2.28646in" svg:width="3.26042in" svg:height="2.92708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5" draw:name="TextBox 3" svg:x="4.20832in" svg:y="2.09627in" svg:width="1.58337in" svg:height="3.45003in">
          <draw:text-box>
            <text:p text:style-name="a384" text:class-names="" text:cond-style-name=""><text:span text:style-name="a382" text:class-names="">T</text:span><text:span text:style-name="a3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dib</meta:initial-creator>
    <dc:creator>Adib</dc:creator>
    <meta:creation-date>2016-06-20T20:07:10Z</meta:creation-date>
    <dc:date>2016-06-20T20:32:02Z</dc:date>
    <meta:editing-cycles>1</meta:editing-cycles>
    <meta:editing-duration>PT612S</meta:editing-duration>
    <meta:document-statistic meta:paragraph-count="1" meta:word-count="1"/>
  </office:meta>
</office:document-meta>
</file>